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1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5M21S" calcext:value-type="time">
            <text:p>18:05:2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5M22S" calcext:value-type="time">
            <text:p>18:05:2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5M24S" calcext:value-type="time">
            <text:p>18:05:2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5M31S" calcext:value-type="time">
            <text:p>18:05:3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5M36S" calcext:value-type="time">
            <text:p>18:05:3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5M37S" calcext:value-type="time">
            <text:p>18:05:3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5M38S" calcext:value-type="time">
            <text:p>18:05:3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5M39S" calcext:value-type="time">
            <text:p>18:05:39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5M42S" calcext:value-type="time">
            <text:p>18:05:4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5M46S" calcext:value-type="time">
            <text:p>18:05:4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5M48S" calcext:value-type="time">
            <text:p>18:05:4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5M53S" calcext:value-type="time">
            <text:p>18:05:5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5M54S" calcext:value-type="time">
            <text:p>18:05:5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5M55S" calcext:value-type="time">
            <text:p>18:05:5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01S" calcext:value-type="time">
            <text:p>18:06:0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04S" calcext:value-type="time">
            <text:p>18:06:0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05S" calcext:value-type="time">
            <text:p>18:06:05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05S" calcext:value-type="time">
            <text:p>18:06:0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07S" calcext:value-type="time">
            <text:p>18:06:0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08S" calcext:value-type="time">
            <text:p>18:06:0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10S" calcext:value-type="time">
            <text:p>18:06:10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12S" calcext:value-type="time">
            <text:p>18:06:1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21S" calcext:value-type="time">
            <text:p>18:06:2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23S" calcext:value-type="time">
            <text:p>18:06: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26S" calcext:value-type="time">
            <text:p>18:06:2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27S" calcext:value-type="time">
            <text:p>18:06:2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27S" calcext:value-type="time">
            <text:p>18:06:27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30S" calcext:value-type="time">
            <text:p>18:06:3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30S" calcext:value-type="time">
            <text:p>18:06:3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31S" calcext:value-type="time">
            <text:p>18:06:3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32S" calcext:value-type="time">
            <text:p>18:06:3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6M32S" calcext:value-type="time">
            <text:p>18:06:3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5M22S" calcext:value-type="time">
            <text:p>18:05:2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5M26S" calcext:value-type="time">
            <text:p>18:05:2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5M27S" calcext:value-type="time">
            <text:p>18:05:2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5M37S" calcext:value-type="time">
            <text:p>18:05:3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5M38S" calcext:value-type="time">
            <text:p>18:05:3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5M39S" calcext:value-type="time">
            <text:p>18:05:3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5M44S" calcext:value-type="time">
            <text:p>18:05:4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5M49S" calcext:value-type="time">
            <text:p>18:05:4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5M52S" calcext:value-type="time">
            <text:p>18:05:5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5M56S" calcext:value-type="time">
            <text:p>18:05:5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5M56S" calcext:value-type="time">
            <text:p>18:05:5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6M02S" calcext:value-type="time">
            <text:p>18:06:0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6M05S" calcext:value-type="time">
            <text:p>18:06:0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6M06S" calcext:value-type="time">
            <text:p>18:06:0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6M07S" calcext:value-type="time">
            <text:p>18:06:0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6M07S" calcext:value-type="time">
            <text:p>18:06:0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6M08S" calcext:value-type="time">
            <text:p>18:06:0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6M13S" calcext:value-type="time">
            <text:p>18:06:1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6M14S" calcext:value-type="time">
            <text:p>18:06:1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6M19S" calcext:value-type="time">
            <text:p>18:06:1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6M24S" calcext:value-type="time">
            <text:p>18:06:2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6M25S" calcext:value-type="time">
            <text:p>18:06:25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6M28S" calcext:value-type="time">
            <text:p>18:06:2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6M30S" calcext:value-type="time">
            <text:p>18:06:3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5M22S" calcext:value-type="time">
            <text:p>18:05:22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5M36S" calcext:value-type="time">
            <text:p>18:05:36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5M42S" calcext:value-type="time">
            <text:p>18:05:42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5M59S" calcext:value-type="time">
            <text:p>18:05:59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6M09S" calcext:value-type="time">
            <text:p>18:06:09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6M28S" calcext:value-type="time">
            <text:p>18:06:28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5M28S" calcext:value-type="time">
            <text:p>18:05:28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5M38S" calcext:value-type="time">
            <text:p>18:05:38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5M49S" calcext:value-type="time">
            <text:p>18:05:49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6M07S" calcext:value-type="time">
            <text:p>18:06:07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6M24S" calcext:value-type="time">
            <text:p>18:06:24</text:p>
          </table:table-cell>
          <table:table-cell office:value-type="float" office:value="-82" calcext:value-type="float">
            <text:p>-8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 table:number-rows-repeated="3">
          <table:table-cell table:style-name="ce3"/>
          <table:table-cell table:number-columns-repeated="2"/>
        </table:table-row>
        <table:table-row table:style-name="ro1" table:number-rows-repeated="8">
          <table:table-cell table:style-name="ce3"/>
          <table:table-cell table:style-name="ce5"/>
          <table:table-cell table:style-name="Default"/>
        </table:table-row>
        <table:table-row table:style-name="ro1" table:number-rows-repeated="19">
          <table:table-cell table:style-name="ce3"/>
          <table:table-cell table:style-name="Default" table:number-columns-repeated="2"/>
        </table:table-row>
        <table:table-row table:style-name="ro1">
          <table:table-cell table:style-name="ce3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Sheet1.A2:Sheet1.C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7:36:44.545674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0:00:14.624235096</meta:creation-date>
    <dc:date>2019-12-16T17:43:35.461270860</dc:date>
    <meta:editing-duration>PT12M30S</meta:editing-duration>
    <meta:editing-cycles>6</meta:editing-cycles>
    <meta:generator>LibreOffice/6.0.7.3$Linux_X86_64 LibreOffice_project/00m0$Build-3</meta:generator>
    <meta:document-statistic meta:table-count="1" meta:cell-count="204" meta:object-count="0"/>
  </office:meta>
</office:document-meta>
</file>